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/>
          <table:table-cell office:value-type="float" office:value="25000" calcext:value-type="float">
            <text:p>25000</text:p>
          </table:table-cell>
        </table:table-row>
        <table:table-row table:style-name="ro3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3100" calcext:value-type="float">
            <text:p>3100</text:p>
          </table:table-cell>
          <table:table-cell table:formula="of:=SUM([.J2];[.J38];[.J39];[.J40];[.J41];[.J42])" office:value-type="float" office:value="91700" calcext:value-type="float">
            <text:p>917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3" office:value-type="float" office:value="-2250" calcext:value-type="float">
            <text:p>-2250</text:p>
          </table:table-cell>
          <table:table-cell table:formula="of:=SUM([.G3])" office:value-type="float" office:value="48200" calcext:value-type="float">
            <text:p>482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3" office:value-type="float" office:value="-2300" calcext:value-type="float">
            <text:p>-2300</text:p>
          </table:table-cell>
          <table:table-cell table:formula="of:=[.K4]-[.K5]" office:value-type="float" office:value="43500" calcext:value-type="float">
            <text:p>43500</text:p>
          </table:table-cell>
          <table:table-cell/>
        </table:table-row>
        <table:table-row table:style-name="ro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8600" calcext:value-type="float">
            <text:p>186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58" office:value-type="float" office:value="7950" calcext:value-type="float">
            <text:p>795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00" calcext:value-type="float">
            <text:p>11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3" office:value-type="float" office:value="-3000" calcext:value-type="float">
            <text:p>-3000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3" office:value-type="float" office:value="-500" calcext:value-type="float">
            <text:p>-5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23" office:value-type="float" office:value="-14500" calcext:value-type="float">
            <text:p>-145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400" calcext:value-type="float">
            <text:p>400</text:p>
          </table:table-cell>
          <table:table-cell/>
          <table:table-cell office:value-type="float" office:value="7700" calcext:value-type="float">
            <text:p>77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3" office:value-type="float" office:value="-400" calcext:value-type="float">
            <text:p>-400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50" calcext:value-type="float">
            <text:p>150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3" office:value-type="float" office:value="-2350" calcext:value-type="float">
            <text:p>-235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9700" calcext:value-type="float">
            <text:p>97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6850" calcext:value-type="float">
            <text:p>685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600" calcext:value-type="float">
            <text:p>56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950" calcext:value-type="float">
            <text:p>595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650" calcext:value-type="float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2650" calcext:value-type="float">
            <text:p>2650</text:p>
          </table:table-cell>
          <table:table-cell/>
          <table:table-cell office:value-type="float" office:value="3000" calcext:value-type="float">
            <text:p>30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3" office:value-type="float" office:value="-2050" calcext:value-type="float">
            <text:p>-205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3" office:value-type="float" office:value="-1300" calcext:value-type="float">
            <text:p>-1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6300" calcext:value-type="float">
            <text:p>6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3" office:value-type="float" office:value="-700" calcext:value-type="float">
            <text:p>-700</text:p>
          </table:table-cell>
          <table:table-cell/>
          <table:table-cell table:style-name="ce16" office:value-type="float" office:value="7700" calcext:value-type="float">
            <text:p>7700</text:p>
          </table:table-cell>
        </table:table-row>
        <table:table-row table:style-name="ro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3" office:value-type="float" office:value="-700" calcext:value-type="float">
            <text:p>-700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2"/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63400" calcext:value-type="float">
            <text:p>63400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6.44110275689" calcext:value-type="float">
            <text:p>2076.4411027569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table:formula="of:=SUM([.C67:.F67])" office:value-type="float" office:value="1609.77443609023" calcext:value-type="float">
            <text:p>1609.7744360902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6.44110275689" calcext:value-type="float">
            <text:p>2076.4411027569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6.44110275689" calcext:value-type="float">
            <text:p>2076.4411027569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09.77443609023" calcext:value-type="float">
            <text:p>1609.7744360902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6.44110275689" calcext:value-type="float">
            <text:p>2076.44110275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table:formula="of:=SUM([.C67:.F67])" office:value-type="float" office:value="1609.77443609023" calcext:value-type="float">
            <text:p>1609.7744360902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/>
          <table:table-cell table:style-name="ce16"/>
          <table:table-cell table:number-columns-repeated="5"/>
          <table:table-cell table:formula="of:=SUM([.B67:.F67])" office:value-type="float" office:value="2076.44110275689" calcext:value-type="float">
            <text:p>2076.4411027569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6.44110275689" calcext:value-type="float">
            <text:p>2076.44110275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D67])" office:value-type="float" office:value="1303.50877192982" calcext:value-type="float">
            <text:p>1303.5087719298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];[.C67];[.D67];[.F66])" office:value-type="float" office:value="1303.50877192982" calcext:value-type="float">
            <text:p>1303.5087719298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D67];[.E67])" office:value-type="float" office:value="1660.65162907268" calcext:value-type="float">
            <text:p>1660.6516290727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D67];[.F66])" office:value-type="float" office:value="405.263157894737" calcext:value-type="float">
            <text:p>405.263157894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7];[.C67];[.D67];[.F66])" office:value-type="float" office:value="1303.50877192982" calcext:value-type="float">
            <text:p>1303.5087719298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D67];[.F66])" office:value-type="float" office:value="1303.50877192982" calcext:value-type="float">
            <text:p>1303.5087719298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Meruj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2076.44110275689" calcext:value-type="float">
            <text:p>2076.4411027569</text:p>
          </table:table-cell>
          <table:table-cell office:value-type="string" calcext:value-type="string">
            <text:p>Artsvi</text:p>
          </table:table-cell>
          <table:table-cell table:number-columns-repeated="3"/>
        </table:table-row>
        <table:table-row table:style-name="ro3">
          <table:table-cell/>
          <table:table-cell table:formula="of:=[.B38]/18" office:value-type="float" office:value="466.666666666667" calcext:value-type="float">
            <text:p>466.6666666667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19" office:value-type="float" office:value="405.263157894737" calcext:value-type="float">
            <text:p>405.2631578947</text:p>
          </table:table-cell>
          <table:table-cell table:formula="of:=[.E38]/21" office:value-type="float" office:value="357.142857142857" calcext:value-type="float">
            <text:p>357.1428571429</text:p>
          </table:table-cell>
          <table:table-cell table:style-name="ce16" table:formula="of:=[.F38]/19" office:value-type="float" office:value="415.789473684211" calcext:value-type="float">
            <text:p>415.7894736842</text:p>
          </table:table-cell>
          <table:table-cell/>
          <table:table-cell table:formula="of:=SUM([.D67])" office:value-type="float" office:value="405.263157894737" calcext:value-type="float">
            <text:p>405.2631578947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39:.H66])" office:value-type="float" office:value="49485.2130325815" calcext:value-type="float">
            <text:p>49485.2130325815</text:p>
          </table:table-cell>
          <table:table-cell table:style-name="ce2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10:50:18.732778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10T11:00:47.995551756</dc:date>
    <meta:editing-duration>P7DT16H31M28S</meta:editing-duration>
    <meta:editing-cycles>2579</meta:editing-cycles>
    <meta:generator>LibreOffice/4.2.8.2$Linux_X86_64 LibreOffice_project/420m0$Build-2</meta:generator>
    <meta:document-statistic meta:table-count="15" meta:cell-count="6498" meta:object-count="0"/>
  </office:meta>
</office:document-meta>
</file>